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ext:p text:style-name="Text_20_body">“Testbuch”</text:p></text:p>
      <text:p text:style-name="Author"><text:p text:style-name="Text_20_body"> <text:span text:style-name="T1">Autor</text:span> “Stefan Jank”</text:p></text:p>
      <text:p text:style-name="Date"><text:p text:style-name="Text_20_body">Version 1.0 vom “2020-10-21”</text:p></text:p>
      <text:h text:style-name="Heading_20_1" text:outline-level="1"><text:bookmark-start text:name="vorwort"/>1 Vorwort<text:bookmark-end text:name="vorwort"/></text:h>
      <text:p text:style-name="First_20_paragraph">Dieses Dokument ist ein einfaches Testbuch. Es soll buchinteressierten Menschen die Möglichkeit geben zu überprüfen, ob der Erwerb eines Buches für sie infrage kommt. Auch Personen, die bereits das ein oder andere Buch besitzen, können dieses Buch zur Fehlersuche verwenden oder um Leseerfahrungen zu verglei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Testbuch”</dc:title>
    <dc:description>Falls du schon immer mal wissen wolltest, wie ein Buch funktioniert.</dc:description>
    <dc:subject/>
    <meta:keyword/>
    <meta:initial-creator/>
    <dc:creator/>
    <meta:creation-date>2020-10-21T15:04:32Z</meta:creation-date>
    <dc:date>2020-10-21T15:04:32Z</dc:date>
    <meta:user-defined meta:name="biblio-style" meta:value-type="string">apalike</meta:user-defined>
    <meta:user-defined meta:name="bibliography" meta:value-type="string"/>
    <meta:user-defined meta:name="bookdown" meta:value-type="string"/>
    <meta:user-defined meta:name="date" meta:value-type="string">Version 1.0 vom “2020-10-21”</meta:user-defined>
    <meta:user-defined meta:name="documentclass" meta:value-type="string">book</meta:user-defined>
    <meta:user-defined meta:name="link-citations" meta:value-type="string">yes</meta:user-defined>
    <meta:user-defined meta:name="output" meta:value-type="string">word_document</meta:user-defined>
    <meta:user-defined meta:name="site" meta:value-type="string">bookdown::bookdown_site</meta:user-defined>
    <meta:user-defined meta:name="subtitle" meta:value-type="string">Kannst du es lesen?</meta:user-defined>
  </office:meta>
</office:document-meta>
</file>